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418cm" fo:min-width="0.8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1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0.668cm" svg:x="0.6cm" svg:y="0.9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21cm" svg:height="0.645cm" svg:x="0.346cm" svg:y="0.463cm">
          <draw:text-box>
            <text:p><text:span text:style-name="T1">MONI</text:span></text:p>
          </draw:text-box>
        </draw:frame>
        <draw:custom-shape draw:style-name="gr3" draw:text-style-name="P1" draw:layer="layout" svg:width="2.54cm" svg:height="2.794cm" svg:x="5.68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2cm" svg:height="0.645cm" svg:x="5.807cm" svg:y="1.743cm">
          <draw:text-box>
            <text:p><text:span text:style-name="T1">XBee SX</text:span></text:p>
          </draw:text-box>
        </draw:frame>
        <draw:custom-shape draw:style-name="gr5" draw:text-style-name="P1" draw:layer="layout" svg:width="2.286cm" svg:height="2.794cm" svg:x="12.919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2cm" svg:height="0.645cm" svg:x="12.792cm" svg:y="1.616cm">
          <draw:text-box>
            <text:p><text:span text:style-name="T1">XBee SX</text:span></text:p>
          </draw:text-box>
        </draw:frame>
        <draw:custom-shape draw:style-name="gr5" draw:text-style-name="P1" draw:layer="layout" svg:width="2.286cm" svg:height="2.794cm" svg:x="16.475cm" svg:y="2.3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19cm" svg:height="0.645cm" svg:x="16.348cm" svg:y="1.616cm">
          <draw:text-box>
            <text:p><text:span text:style-name="T1">PERI</text:span></text:p>
          </draw:text-box>
        </draw:frame>
        <draw:custom-shape draw:style-name="gr5" draw:text-style-name="P1" draw:layer="layout" svg:width="2.286cm" svg:height="2.794cm" svg:x="23.206cm" svg:y="2.37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323cm" svg:height="0.645cm" svg:x="23.079cm" svg:y="1.653cm">
          <draw:text-box>
            <text:p><text:span text:style-name="T1">OPTI</text:span></text:p>
          </draw:text-box>
        </draw:frame>
        <draw:custom-shape draw:style-name="gr3" draw:text-style-name="P1" draw:layer="layout" svg:width="2.54cm" svg:height="2.794cm" svg:x="2.632cm" svg:y="8.47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768cm" svg:height="0.645cm" svg:x="2.759cm" svg:y="7.839cm">
          <draw:text-box>
            <text:p><text:span text:style-name="T1">DS3231</text:span></text:p>
          </draw:text-box>
        </draw:frame>
        <draw:line draw:style-name="gr9" draw:text-style-name="P1" draw:layer="layout" svg:x1="29.117cm" svg:y1="14.564cm" svg:x2="28.617cm" svg:y2="14.564cm">
          <text:p text:style-name="P3"><text:s/></text:p>
        </draw:line>
        <draw:line draw:style-name="gr10" draw:text-style-name="P1" draw:layer="layout" svg:x1="28.617cm" svg:y1="14.564cm" svg:x2="28.617cm" svg:y2="18.564cm">
          <text:p/>
        </draw:line>
        <draw:line draw:style-name="gr10" draw:text-style-name="P1" draw:layer="layout" svg:x1="28.617cm" svg:y1="18.564cm" svg:x2="29.117cm" svg:y2="18.564cm">
          <text:p/>
        </draw:line>
        <draw:frame draw:style-name="gr11" draw:text-style-name="P4" draw:layer="layout" svg:width="1.467cm" svg:height="0.564cm" svg:x="16.1cm" svg:y="12.65cm">
          <draw:text-box>
            <text:p><text:span text:style-name="T2">METER</text:span></text:p>
          </draw:text-box>
        </draw:frame>
      </draw:page>
      <draw:page draw:name="page2" draw:style-name="dp1" draw:master-page-name="Default">
        <draw:line draw:style-name="gr10" draw:text-style-name="P1" draw:layer="layout" svg:x1="0.6cm" svg:y1="0.6cm" svg:x2="4.1cm" svg:y2="0.6cm">
          <text:p/>
        </draw:line>
        <draw:line draw:style-name="gr10" draw:text-style-name="P1" draw:layer="layout" svg:x1="4.1cm" svg:y1="0.6cm" svg:x2="4.1cm" svg:y2="6.1cm">
          <text:p/>
        </draw:line>
        <draw:line draw:style-name="gr10" draw:text-style-name="P1" draw:layer="layout" svg:x1="4.1cm" svg:y1="2.1cm" svg:x2="2.6cm" svg:y2="2.1cm">
          <text:p/>
        </draw:line>
        <draw:line draw:style-name="gr10" draw:text-style-name="P1" draw:layer="layout" svg:x1="2.6cm" svg:y1="2.1cm" svg:x2="2.6cm" svg:y2="3.1cm">
          <text:p/>
        </draw:line>
        <draw:line draw:style-name="gr10" draw:text-style-name="P1" draw:layer="layout" svg:x1="2.6cm" svg:y1="3.1cm" svg:x2="4.1cm" svg:y2="3.1cm">
          <text:p/>
        </draw:line>
        <draw:frame draw:style-name="gr12" draw:text-style-name="P6" draw:layer="layout" svg:width="1.074cm" svg:height="0.489cm" svg:x="2.45cm" svg:y="2.05cm">
          <draw:text-box>
            <text:p text:style-name="P5"><text:span text:style-name="T3">I2C</text:span></text:p>
          </draw:text-box>
        </draw:frame>
        <draw:g>
          <draw:line draw:style-name="gr10" draw:text-style-name="P1" draw:layer="layout" svg:x1="5.1cm" svg:y1="2.6cm" svg:x2="5.35cm" svg:y2="2.6cm">
            <text:p/>
          </draw:line>
          <draw:line draw:style-name="gr10" draw:text-style-name="P1" draw:layer="layout" svg:x1="5.35cm" svg:y1="2.6cm" svg:x2="5.35cm" svg:y2="2.85cm">
            <text:p/>
          </draw:line>
          <draw:line draw:style-name="gr10" draw:text-style-name="P1" draw:layer="layout" svg:x1="5.35cm" svg:y1="2.85cm" svg:x2="5.1cm" svg:y2="2.85cm">
            <text:p/>
          </draw:line>
          <draw:line draw:style-name="gr10" draw:text-style-name="P1" draw:layer="layout" svg:x1="5.1cm" svg:y1="2.6cm" svg:x2="5.35cm" svg:y2="2.85cm">
            <text:p/>
          </draw:line>
          <draw:line draw:style-name="gr10" draw:text-style-name="P1" draw:layer="layout" svg:x1="5.1cm" svg:y1="2.85cm" svg:x2="5.35cm" svg:y2="2.6cm">
            <text:p/>
          </draw:line>
          <draw:line draw:style-name="gr10" draw:text-style-name="P1" draw:layer="layout" svg:x1="5.1cm" svg:y1="2.6cm" svg:x2="5.1cm" svg:y2="2.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4-25T10:22:50.238222058</meta:print-date>
    <dc:date>2018-05-05T03:49:32.031830315</dc:date>
    <meta:editing-duration>PT3H39M39S</meta:editing-duration>
    <meta:editing-cycles>40</meta:editing-cycles>
    <meta:generator>LibreOffice/5.4.6.2$Linux_X86_64 LibreOffice_project/40m0$Build-2</meta:generator>
    <meta:document-statistic meta:object-count="29"/>
  </office:meta>
</office:document-meta>
</file>